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3.002cm" fo:margin-left="0cm" fo:margin-top="0cm" fo:margin-bottom="0cm" table:align="left" style:writing-mode="lr-tb"/>
    </style:style>
    <style:style style:name="Table1.A" style:family="table-column">
      <style:table-column-properties style:column-width="1.963cm"/>
    </style:style>
    <style:style style:name="Table1.B" style:family="table-column">
      <style:table-column-properties style:column-width="3.036cm"/>
    </style:style>
    <style:style style:name="Table1.C" style:family="table-column">
      <style:table-column-properties style:column-width="2.536cm"/>
    </style:style>
    <style:style style:name="Table1.D" style:family="table-column">
      <style:table-column-properties style:column-width="2.716cm"/>
    </style:style>
    <style:style style:name="Table1.E" style:family="table-column">
      <style:table-column-properties style:column-width="2.75cm"/>
    </style:style>
    <style:style style:name="Table1.1" style:family="table-row">
      <style:table-row-properties style:min-row-height="0.529cm" fo:keep-together="auto"/>
    </style:style>
    <style:style style:name="Table1.A1" style:family="table-cell">
      <style:table-cell-properties style:vertical-align="bottom" fo:background-color="transparent" fo:padding-left="0.123cm" fo:padding-right="0.123cm" fo:padding-top="0cm" fo:padding-bottom="0cm" fo:border="none">
        <style:background-image/>
      </style:table-cell-properties>
    </style:style>
    <style:style style:name="Table1.D1" style:family="table-cell">
      <style:table-cell-properties style:vertical-align="bottom" fo:padding-left="0.123cm" fo:padding-right="0.123cm" fo:padding-top="0cm" fo:padding-bottom="0cm" fo:border="none"/>
    </style:style>
    <style:style style:name="Table1.D2" style:family="table-cell">
      <style:table-cell-properties style:vertical-align="bottom" fo:padding-left="0.123cm" fo:padding-right="0.123cm" fo:padding-top="0cm" fo:padding-bottom="0cm" fo:border="none"/>
    </style:style>
    <style:style style:name="Table1.D3" style:family="table-cell">
      <style:table-cell-properties style:vertical-align="bottom" fo:padding-left="0.123cm" fo:padding-right="0.123cm" fo:padding-top="0cm" fo:padding-bottom="0cm" fo:border="none"/>
    </style:style>
    <style:style style:name="Table1.D4" style:family="table-cell">
      <style:table-cell-properties style:vertical-align="bottom" fo:padding-left="0.123cm" fo:padding-right="0.123cm" fo:padding-top="0cm" fo:padding-bottom="0cm" fo:border="none"/>
    </style:style>
    <style:style style:name="Table1.D5" style:family="table-cell">
      <style:table-cell-properties style:vertical-align="bottom" fo:padding-left="0.123cm" fo:padding-right="0.123cm" fo:padding-top="0cm" fo:padding-bottom="0cm" fo:border="none"/>
    </style:style>
    <style:style style:name="Table1.D6" style:family="table-cell">
      <style:table-cell-properties style:vertical-align="bottom" fo:padding-left="0.123cm" fo:padding-right="0.123cm" fo:padding-top="0cm" fo:padding-bottom="0cm" fo:border="none"/>
    </style:style>
    <style:style style:name="P1" style:family="paragraph" style:parent-style-name="Standard">
      <loext:graphic-properties draw:fill="solid" draw:fill-color="#fffffe"/>
      <style:paragraph-properties fo:margin-top="0cm" fo:margin-bottom="0cm" style:contextual-spacing="false" fo:line-height="100%" fo:background-color="#fffffe"/>
      <style:text-properties style:font-name="Courier New1" fo:font-size="9pt" style:font-size-asian="9pt" style:font-name-complex="Courier New2" style:font-size-complex="9pt"/>
    </style:style>
    <style:style style:name="P2" style:family="paragraph" style:parent-style-name="Standard">
      <style:text-properties style:font-name="Courier New1" fo:font-size="9pt" style:font-size-asian="9pt" style:font-name-complex="Courier New2" style:font-size-complex="9pt"/>
    </style:style>
    <style:style style:name="P3" style:family="paragraph" style:parent-style-name="Standard">
      <style:text-properties style:font-name="Courier New1" fo:font-size="9pt" fo:font-weight="bold" style:font-size-asian="9pt" style:font-weight-asian="bold" style:font-name-complex="Courier New2" style:font-size-complex="9pt" style:font-weight-complex="bold"/>
    </style:style>
    <style:style style:name="P4" style:family="paragraph" style:parent-style-name="Standard">
      <style:paragraph-properties fo:margin-top="0cm" fo:margin-bottom="0cm" style:contextual-spacing="false"/>
      <style:text-properties style:font-name="Courier New1" fo:font-size="9pt" fo:font-weight="bold" style:font-size-asian="9pt" style:font-weight-asian="bold" style:font-name-complex="Courier New2" style:font-size-complex="9pt" style:font-weight-complex="bold"/>
    </style:style>
    <style:style style:name="P5" style:family="paragraph" style:parent-style-name="Standard">
      <style:text-properties style:font-name="Courier New1" fo:font-size="6pt" style:font-size-asian="6pt" style:font-name-complex="Courier New2" style:font-size-complex="6pt"/>
    </style:style>
    <style:style style:name="P6" style:family="paragraph" style:parent-style-name="Standard">
      <style:paragraph-properties fo:margin-top="0cm" fo:margin-bottom="0cm" style:contextual-spacing="false" fo:line-height="100%" fo:padding-left="0.141cm" fo:padding-right="0.141cm" fo:padding-top="0.035cm" fo:padding-bottom="0.035cm" fo:border="0.51pt solid #000000" style:shadow="none"/>
      <style:text-properties style:font-name="Courier New1" fo:font-size="8pt" fo:language="en" fo:country="US" style:font-size-asian="8pt" style:font-name-complex="Courier New2" style:font-size-complex="8pt"/>
    </style:style>
    <style:style style:name="P7" style:family="paragraph" style:parent-style-name="Standard">
      <style:paragraph-properties fo:margin-top="0cm" fo:margin-bottom="0cm" style:contextual-spacing="false" fo:line-height="100%" fo:padding-left="0.141cm" fo:padding-right="0.141cm" fo:padding-top="0.035cm" fo:padding-bottom="0.035cm" fo:border="0.51pt solid #000000" style:shadow="none"/>
      <style:text-properties style:font-name="Courier New1" fo:font-size="8pt" style:font-size-asian="8pt" style:font-name-complex="Courier New2" style:font-size-complex="8pt"/>
    </style:style>
    <style:style style:name="P8" style:family="paragraph" style:parent-style-name="Standard">
      <loext:graphic-properties draw:fill="solid" draw:fill-color="#fffffe"/>
      <style:paragraph-properties fo:margin-top="0cm" fo:margin-bottom="0cm" style:contextual-spacing="false" fo:line-height="100%" fo:background-color="#fffffe" fo:padding-left="0.141cm" fo:padding-right="0.141cm" fo:padding-top="0.035cm" fo:padding-bottom="0.035cm" fo:border="0.51pt solid #000000" style:shadow="none"/>
      <style:text-properties fo:background-color="#ffff00"/>
    </style:style>
    <style:style style:name="P9" style:family="paragraph" style:parent-style-name="List_20_Paragraph">
      <style:paragraph-properties fo:margin-left="0cm" fo:margin-right="0cm" fo:text-indent="0cm" style:auto-text-indent="false"/>
      <style:text-properties officeooo:rsid="002accd6" officeooo:paragraph-rsid="002accd6" fo:background-color="transparent"/>
    </style:style>
    <style:style style:name="P10" style:family="paragraph" style:parent-style-name="List_20_Paragraph">
      <style:paragraph-properties fo:margin-left="0cm" fo:margin-right="0cm" fo:text-indent="0cm" style:auto-text-indent="false"/>
      <style:text-properties officeooo:rsid="002bdbad" officeooo:paragraph-rsid="002bdbad" fo:background-color="transparent"/>
    </style:style>
    <style:style style:name="P11" style:family="paragraph" style:parent-style-name="List_20_Paragraph">
      <style:paragraph-properties fo:margin-left="0cm" fo:margin-right="0cm" fo:text-indent="0cm" style:auto-text-indent="false"/>
      <style:text-properties officeooo:rsid="002c83d0" officeooo:paragraph-rsid="002c83d0" fo:background-color="transparent"/>
    </style:style>
    <style:style style:name="P12" style:family="paragraph" style:parent-style-name="Standard">
      <style:paragraph-properties fo:margin-top="0cm" fo:margin-bottom="0cm" style:contextual-spacing="false"/>
      <style:text-properties style:font-name="Arial" fo:font-size="12pt" fo:font-weight="bold" style:font-size-asian="12pt" style:font-weight-asian="bold" style:font-name-complex="Arial1" style:font-size-complex="12pt" style:font-weight-complex="bold"/>
    </style:style>
    <style:style style:name="P13" style:family="paragraph" style:parent-style-name="Standard">
      <style:paragraph-properties fo:margin-top="0cm" fo:margin-bottom="0cm" style:contextual-spacing="false" fo:text-align="center" style:justify-single-word="false"/>
      <style:text-properties style:font-name="Arial" fo:font-size="12pt" fo:font-weight="bold" style:font-size-asian="12pt" style:font-weight-asian="bold" style:font-name-complex="Arial1" style:font-size-complex="12pt" style:font-weight-complex="bold"/>
    </style:style>
    <style:style style:name="P14" style:family="paragraph" style:parent-style-name="Standard">
      <style:text-properties style:font-name="Arial" fo:font-size="9pt" style:font-size-asian="9pt" style:font-name-complex="Arial1" style:font-size-complex="9pt"/>
    </style:style>
    <style:style style:name="P15" style:family="paragraph" style:parent-style-name="List_20_Paragraph">
      <style:paragraph-properties fo:margin-left="0cm" fo:margin-right="0cm" fo:text-indent="0cm" style:auto-text-indent="false"/>
      <style:text-properties style:font-name="Arial" fo:font-size="9pt" officeooo:rsid="002accd6" officeooo:paragraph-rsid="002accd6" fo:background-color="transparent" style:font-size-asian="9pt" style:font-name-complex="Arial1" style:font-size-complex="9pt"/>
    </style:style>
    <style:style style:name="P16" style:family="paragraph" style:parent-style-name="List_20_Paragraph">
      <style:paragraph-properties fo:margin-left="0cm" fo:margin-right="0cm" fo:text-indent="0cm" style:auto-text-indent="false"/>
      <style:text-properties style:font-name="Arial" fo:font-size="9pt" officeooo:rsid="002bdbad" officeooo:paragraph-rsid="002bdbad" fo:background-color="transparent" style:font-size-asian="9pt" style:font-name-complex="Arial1" style:font-size-complex="9pt"/>
    </style:style>
    <style:style style:name="P17" style:family="paragraph" style:parent-style-name="List_20_Paragraph">
      <style:paragraph-properties fo:margin-left="0cm" fo:margin-right="0cm" fo:text-indent="0cm" style:auto-text-indent="false"/>
      <style:text-properties style:font-name="Arial" fo:font-size="9pt" officeooo:rsid="002bdbad" officeooo:paragraph-rsid="002accd6" fo:background-color="transparent" style:font-size-asian="9pt" style:font-name-complex="Arial1" style:font-size-complex="9pt"/>
    </style:style>
    <style:style style:name="P18" style:family="paragraph" style:parent-style-name="Standard">
      <style:paragraph-properties fo:margin-top="0cm" fo:margin-bottom="0cm" style:contextual-spacing="false"/>
      <style:text-properties style:font-name="Arial" fo:font-size="9pt" fo:font-weight="bold" style:font-size-asian="9pt" style:font-weight-asian="bold" style:font-name-complex="Arial1" style:font-size-complex="9pt" style:font-weight-complex="bold"/>
    </style:style>
    <style:style style:name="P19" style:family="paragraph" style:parent-style-name="Standard">
      <style:paragraph-properties fo:margin-top="0cm" fo:margin-bottom="0cm" style:contextual-spacing="false"/>
    </style:style>
    <style:style style:name="P20" style:family="paragraph" style:parent-style-name="Standard">
      <loext:graphic-properties draw:fill="solid" draw:fill-color="#fffffe"/>
      <style:paragraph-properties fo:margin-top="0cm" fo:margin-bottom="0cm" style:contextual-spacing="false" fo:line-height="100%" fo:background-color="#fffffe" fo:padding-left="0.141cm" fo:padding-right="0.141cm" fo:padding-top="0.035cm" fo:padding-bottom="0.035cm" fo:border="0.51pt solid #000000" style:shadow="none"/>
    </style:style>
    <style:style style:name="P21" style:family="paragraph" style:parent-style-name="List_20_Paragraph">
      <style:paragraph-properties fo:margin-left="0cm" fo:margin-right="0cm" fo:text-indent="0cm" style:auto-text-indent="false"/>
      <style:text-properties officeooo:paragraph-rsid="002accd6"/>
    </style:style>
    <style:style style:name="P22" style:family="paragraph" style:parent-style-name="Standard">
      <style:paragraph-properties fo:margin-top="0cm" fo:margin-bottom="0cm" style:contextual-spacing="false" fo:line-height="100%" fo:text-align="end" style:justify-single-word="false" fo:orphans="0" fo:widows="0"/>
      <style:text-properties fo:color="#000000" loext:opacity="100%" style:font-name="Courier New1" fo:font-size="9pt" fo:font-weight="bold" style:font-name-asian="Times New Roman" style:font-size-asian="9pt" style:language-asian="pt" style:country-asian="BR" style:font-weight-asian="bold" style:font-name-complex="Courier New2" style:font-size-complex="9pt" style:font-weight-complex="bold"/>
    </style:style>
    <style:style style:name="P2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Courier New1" fo:font-size="9pt" style:font-name-asian="Times New Roman" style:font-size-asian="9pt" style:language-asian="pt" style:country-asian="BR" style:font-name-complex="Courier New2" style:font-size-complex="9pt"/>
    </style:style>
    <style:style style:name="P24" style:family="paragraph" style:parent-style-name="Standard">
      <style:paragraph-properties fo:margin-top="0cm" fo:margin-bottom="0cm" style:contextual-spacing="false" fo:line-height="100%" fo:text-align="end" style:justify-single-word="false" fo:orphans="0" fo:widows="0"/>
      <style:text-properties fo:color="#000000" loext:opacity="100%" style:font-name="Courier New1" fo:font-size="9pt" style:font-name-asian="Times New Roman" style:font-size-asian="9pt" style:language-asian="pt" style:country-asian="BR" style:font-name-complex="Courier New2" style:font-size-complex="9pt"/>
    </style:style>
    <style:style style:name="P25" style:family="paragraph" style:parent-style-name="Standard">
      <loext:graphic-properties draw:fill="solid" draw:fill-color="#fffffe"/>
      <style:paragraph-properties fo:margin-top="0cm" fo:margin-bottom="0cm" style:contextual-spacing="false" fo:line-height="100%" fo:background-color="#fffffe" fo:padding-left="0.141cm" fo:padding-right="0.141cm" fo:padding-top="0.035cm" fo:padding-bottom="0.035cm" fo:border="0.51pt solid #000000" style:shadow="none"/>
      <style:text-properties fo:color="#000000" loext:opacity="100%" style:font-name="Courier New1" fo:font-size="8pt" style:font-name-asian="Times New Roman" style:font-size-asian="8pt" style:language-asian="pt" style:country-asian="BR" style:font-name-complex="Courier New2" style:font-size-complex="8pt"/>
    </style:style>
    <style:style style:name="P26" style:family="paragraph" style:parent-style-name="Standard">
      <loext:graphic-properties draw:fill="solid" draw:fill-color="#fffffe"/>
      <style:paragraph-properties fo:margin-top="0cm" fo:margin-bottom="0cm" style:contextual-spacing="false" fo:line-height="100%" fo:background-color="#fffffe" fo:padding-left="0.141cm" fo:padding-right="0.141cm" fo:padding-top="0.035cm" fo:padding-bottom="0.035cm" fo:border="0.51pt solid #000000" style:shadow="none"/>
      <style:text-properties fo:color="#000000" loext:opacity="100%" style:font-name="Courier New1" fo:font-size="8pt" fo:background-color="#ffff00" style:font-name-asian="Times New Roman" style:font-size-asian="8pt" style:language-asian="pt" style:country-asian="BR" style:font-name-complex="Courier New2" style:font-size-complex="8pt"/>
    </style:style>
    <style:style style:name="P27" style:family="paragraph" style:parent-style-name="List_20_Paragraph" style:list-style-name="WWNum1"/>
    <style:style style:name="P28" style:family="paragraph" style:parent-style-name="List_20_Paragraph" style:list-style-name="WWNum1">
      <style:text-properties style:font-name="Arial" fo:font-size="9pt" style:font-size-asian="9pt" style:font-name-complex="Arial1" style:font-size-complex="9pt"/>
    </style:style>
    <style:style style:name="P29" style:family="paragraph" style:parent-style-name="List_20_Paragraph" style:list-style-name="WWNum2">
      <style:text-properties style:font-name="Arial" fo:font-size="9pt" style:font-size-asian="9pt" style:font-name-complex="Arial1" style:font-size-complex="9pt"/>
    </style:style>
    <style:style style:name="P30" style:family="paragraph" style:parent-style-name="List_20_Paragraph" style:list-style-name="WWNum4">
      <style:text-properties style:font-name="Arial" fo:font-size="9pt" style:font-size-asian="9pt" style:font-name-complex="Arial1" style:font-size-complex="9pt"/>
    </style:style>
    <style:style style:name="P31" style:family="paragraph" style:parent-style-name="List_20_Paragraph" style:list-style-name="WWNum5">
      <style:text-properties style:font-name="Arial" fo:font-size="9pt" style:font-size-asian="9pt" style:font-name-complex="Arial1" style:font-size-complex="9pt"/>
    </style:style>
    <style:style style:name="P32" style:family="paragraph" style:parent-style-name="List_20_Paragraph" style:list-style-name="WWNum6">
      <style:text-properties style:font-name="Arial" fo:font-size="9pt" style:font-size-asian="9pt" style:font-name-complex="Arial1" style:font-size-complex="9pt"/>
    </style:style>
    <style:style style:name="P33" style:family="paragraph" style:parent-style-name="List_20_Paragraph" style:list-style-name="WWNum7">
      <style:text-properties style:font-name="Arial" fo:font-size="9pt" style:font-size-asian="9pt" style:font-name-complex="Arial1" style:font-size-complex="9pt"/>
    </style:style>
    <style:style style:name="P34" style:family="paragraph" style:parent-style-name="List_20_Paragraph" style:list-style-name="WWNum8">
      <style:text-properties style:font-name="Arial" fo:font-size="9pt" style:font-size-asian="9pt" style:font-name-complex="Arial1" style:font-size-complex="9pt"/>
    </style:style>
    <style:style style:name="P35" style:family="paragraph" style:parent-style-name="List_20_Paragraph" style:list-style-name="WWNum9">
      <style:text-properties style:font-name="Arial" fo:font-size="9pt" style:font-size-asian="9pt" style:font-name-complex="Arial1" style:font-size-complex="9pt"/>
    </style:style>
    <style:style style:name="P36" style:family="paragraph" style:parent-style-name="List_20_Paragraph" style:list-style-name="WWNum10">
      <style:text-properties style:font-name="Arial" fo:font-size="9pt" style:font-size-asian="9pt" style:font-name-complex="Arial1" style:font-size-complex="9pt"/>
    </style:style>
    <style:style style:name="P37" style:family="paragraph" style:parent-style-name="List_20_Paragraph" style:list-style-name="WWNum2">
      <style:text-properties style:font-name="Arial" fo:font-size="9pt" fo:background-color="transparent" style:font-size-asian="9pt" style:font-name-complex="Arial1" style:font-size-complex="9pt"/>
    </style:style>
    <style:style style:name="P38" style:family="paragraph" style:parent-style-name="List_20_Paragraph" style:list-style-name="WWNum9">
      <style:text-properties style:font-name="Arial" fo:font-size="9pt" fo:background-color="transparent" style:font-size-asian="9pt" style:font-name-complex="Arial1" style:font-size-complex="9pt"/>
    </style:style>
    <style:style style:name="P39" style:family="paragraph" style:parent-style-name="List_20_Paragraph" style:list-style-name="WWNum5">
      <style:text-properties style:font-name="Arial" fo:font-size="9pt" fo:background-color="#ffff00" style:font-size-asian="9pt" style:font-name-complex="Arial1" style:font-size-complex="9pt"/>
    </style:style>
    <style:style style:name="P40" style:family="paragraph" style:parent-style-name="List_20_Paragraph" style:list-style-name="WWNum6">
      <style:text-properties style:font-name="Arial" fo:font-size="9pt" fo:background-color="#ffff00" style:font-size-asian="9pt" style:font-name-complex="Arial1" style:font-size-complex="9pt"/>
    </style:style>
    <style:style style:name="P41" style:family="paragraph" style:parent-style-name="List_20_Paragraph" style:list-style-name="WWNum7">
      <style:text-properties style:font-name="Arial" fo:font-size="9pt" fo:background-color="#ffff00" style:font-size-asian="9pt" style:font-name-complex="Arial1" style:font-size-complex="9pt"/>
    </style:style>
    <style:style style:name="P42" style:family="paragraph" style:parent-style-name="List_20_Paragraph" style:list-style-name="WWNum9">
      <style:text-properties style:font-name="Arial" fo:font-size="9pt" fo:background-color="#ffff00" style:font-size-asian="9pt" style:font-name-complex="Arial1" style:font-size-complex="9pt"/>
    </style:style>
    <style:style style:name="P43" style:family="paragraph" style:parent-style-name="List_20_Paragraph" style:list-style-name="WWNum10">
      <style:text-properties style:font-name="Arial" fo:font-size="9pt" fo:background-color="#ffff00" style:font-size-asian="9pt" style:font-name-complex="Arial1" style:font-size-complex="9pt"/>
    </style:style>
    <style:style style:name="P44" style:family="paragraph" style:parent-style-name="List_20_Paragraph" style:list-style-name="WWNum8">
      <style:text-properties style:font-name="Arial" fo:font-size="9pt" fo:background-color="#ffff00" style:font-size-asian="9pt" style:font-name-complex="Arial1" style:font-size-complex="9pt"/>
    </style:style>
    <style:style style:name="P45" style:family="paragraph" style:parent-style-name="List_20_Paragraph" style:list-style-name="WWNum2">
      <style:text-properties style:font-name="Arial" fo:font-size="9pt" fo:background-color="#ffff00" style:font-size-asian="9pt" style:font-name-complex="Arial1" style:font-size-complex="9pt"/>
    </style:style>
    <style:style style:name="P46" style:family="paragraph" style:parent-style-name="List_20_Paragraph" style:list-style-name="WWNum4">
      <style:text-properties style:font-name="Arial" fo:font-size="9pt" fo:background-color="#ffff00" style:font-size-asian="9pt" style:font-name-complex="Arial1" style:font-size-complex="9pt"/>
    </style:style>
    <style:style style:name="P47" style:family="paragraph" style:parent-style-name="List_20_Paragraph" style:list-style-name="WWNum6">
      <style:paragraph-properties fo:margin-left="0cm" fo:margin-right="0cm" fo:text-indent="0cm" style:auto-text-indent="false"/>
      <style:text-properties officeooo:rsid="002accd6" officeooo:paragraph-rsid="002accd6"/>
    </style:style>
    <style:style style:name="P48" style:family="paragraph" style:parent-style-name="List_20_Paragraph" style:list-style-name="WWNum3">
      <loext:graphic-properties draw:fill="solid" draw:fill-color="#fffffe"/>
      <style:paragraph-properties fo:margin-top="0cm" fo:margin-bottom="0cm" style:contextual-spacing="true" fo:line-height="100%" fo:background-color="#fffffe"/>
      <style:text-properties style:font-name="Courier New1" fo:font-size="9pt" style:font-size-asian="9pt" style:font-name-complex="Courier New2" style:font-size-complex="9pt"/>
    </style:style>
    <style:style style:name="P49" style:family="paragraph" style:parent-style-name="List_20_Paragraph">
      <style:paragraph-properties fo:margin-left="0cm" fo:margin-right="0cm" fo:text-indent="0cm" style:auto-text-indent="false"/>
      <style:text-properties officeooo:rsid="002accd6" officeooo:paragraph-rsid="002accd6" fo:background-color="transparent"/>
    </style:style>
    <style:style style:name="T1" style:family="text">
      <style:text-properties style:font-name="Arial" fo:font-size="12pt" fo:font-weight="bold" style:font-size-asian="12pt" style:font-weight-asian="bold" style:font-name-complex="Arial1" style:font-size-complex="12pt" style:font-weight-complex="bold"/>
    </style:style>
    <style:style style:name="T2" style:family="text">
      <style:text-properties style:font-name="Arial" fo:font-size="12pt" fo:font-style="italic" fo:font-weight="bold" style:font-size-asian="12pt" style:font-style-asian="italic" style:font-weight-asian="bold" style:font-name-complex="Arial1" style:font-size-complex="12pt" style:font-style-complex="italic" style:font-weight-complex="bold"/>
    </style:style>
    <style:style style:name="T3"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4" style:family="text">
      <style:text-properties style:font-name="Arial" fo:font-size="9pt" fo:font-weight="bold" style:font-size-asian="9pt" style:font-weight-asian="bold" style:font-name-complex="Arial1" style:font-size-complex="9pt" style:font-weight-complex="bold"/>
    </style:style>
    <style:style style:name="T5" style:family="text">
      <style:text-properties style:font-name="Arial" fo:font-size="9pt" fo:font-weight="bold" officeooo:rsid="002bdbad" style:font-size-asian="9pt" style:font-weight-asian="bold" style:font-name-complex="Arial1" style:font-size-complex="9pt" style:font-weight-complex="bold"/>
    </style:style>
    <style:style style:name="T6" style:family="text">
      <style:text-properties style:font-name="Arial" fo:font-size="9pt" style:font-size-asian="9pt" style:font-name-complex="Arial1" style:font-size-complex="9pt"/>
    </style:style>
    <style:style style:name="T7" style:family="text">
      <style:text-properties style:font-name="Arial" fo:font-size="9pt" officeooo:rsid="002bdbad" style:font-size-asian="9pt" style:font-name-complex="Arial1" style:font-size-complex="9pt"/>
    </style:style>
    <style:style style:name="T8" style:family="text">
      <style:text-properties style:font-name="Arial" fo:font-size="9pt" officeooo:rsid="002c83d0" style:font-size-asian="9pt" style:font-name-complex="Arial1" style:font-size-complex="9pt"/>
    </style:style>
    <style:style style:name="T9" style:family="text">
      <style:text-properties style:font-name="Arial" fo:font-size="9pt" officeooo:rsid="00313b85" style:font-size-asian="9pt" style:font-name-complex="Arial1" style:font-size-complex="9pt"/>
    </style:style>
    <style:style style:name="T10" style:family="text">
      <style:text-properties style:font-name="Arial" fo:font-size="9pt" officeooo:rsid="00337e17" style:font-size-asian="9pt" style:font-name-complex="Arial1" style:font-size-complex="9pt"/>
    </style:style>
    <style:style style:name="T11" style:family="text">
      <style:text-properties style:font-name="Arial" fo:font-size="9pt" officeooo:rsid="00346bad" style:font-size-asian="9pt" style:font-name-complex="Arial1" style:font-size-complex="9pt"/>
    </style:style>
    <style:style style:name="T12" style:family="text">
      <style:text-properties style:font-name="Arial" fo:font-size="9pt" officeooo:rsid="00352ef2" style:font-size-asian="9pt" style:font-name-complex="Arial1" style:font-size-complex="9pt"/>
    </style:style>
    <style:style style:name="T13" style:family="text">
      <style:text-properties style:font-name="Arial" fo:font-size="9pt" officeooo:rsid="0036cf7d" style:font-size-asian="9pt" style:font-name-complex="Arial1" style:font-size-complex="9pt"/>
    </style:style>
    <style:style style:name="T14" style:family="text">
      <style:text-properties style:font-name="Arial" fo:font-size="9pt" fo:font-weight="normal" style:font-size-asian="9pt" style:font-weight-asian="normal" style:font-name-complex="Arial1" style:font-size-complex="9pt" style:font-weight-complex="normal"/>
    </style:style>
    <style:style style:name="T15" style:family="text">
      <style:text-properties style:font-name="Arial" fo:font-size="9pt" fo:font-weight="normal" officeooo:rsid="002c83d0" style:font-size-asian="9pt" style:font-weight-asian="normal" style:font-name-complex="Arial1" style:font-size-complex="9pt" style:font-weight-complex="normal"/>
    </style:style>
    <style:style style:name="T16" style:family="text">
      <style:text-properties style:font-name="Arial" fo:font-size="9pt" fo:background-color="#ffff00" loext:char-shading-value="0" style:font-size-asian="9pt" style:font-name-complex="Arial1" style:font-size-complex="9pt"/>
    </style:style>
    <style:style style:name="T17" style:family="text">
      <style:text-properties style:font-name="Arial" fo:font-size="8pt" style:text-underline-style="solid" style:text-underline-width="auto" style:text-underline-color="font-color" fo:font-weight="bold" style:font-size-asian="8pt" style:font-weight-asian="bold" style:font-name-complex="Arial1" style:font-size-complex="8pt" style:font-weight-complex="bold"/>
    </style:style>
    <style:style style:name="T18" style:family="text">
      <style:text-properties style:font-name="Arial" fo:font-size="8pt" fo:font-weight="bold" style:font-size-asian="8pt" style:font-weight-asian="bold" style:font-name-complex="Arial1" style:font-size-complex="8pt" style:font-weight-complex="bold"/>
    </style:style>
    <style:style style:name="T19" style:family="text">
      <style:text-properties fo:color="#000000" loext:opacity="100%" style:font-name="Courier New1" fo:font-size="8pt" style:font-name-asian="Times New Roman" style:font-size-asian="8pt" style:language-asian="pt" style:country-asian="BR" style:font-name-complex="Courier New2" style:font-size-complex="8pt"/>
    </style:style>
    <style:style style:name="T20" style:family="text">
      <style:text-properties fo:color="#09885a" loext:opacity="100%" style:font-name="Courier New1" fo:font-size="8pt" style:font-name-asian="Times New Roman" style:font-size-asian="8pt" style:language-asian="pt" style:country-asian="BR" style:font-name-complex="Courier New2" style:font-size-complex="8pt"/>
    </style:style>
    <style:style style:name="T21" style:family="text">
      <style:text-properties fo:color="#af00db" loext:opacity="100%" style:font-name="Courier New1" fo:font-size="8pt" style:font-name-asian="Times New Roman" style:font-size-asian="8pt" style:language-asian="pt" style:country-asian="BR" style:font-name-complex="Courier New2" style:font-size-complex="8pt"/>
    </style:style>
    <style:style style:name="T22" style:family="text">
      <style:text-properties fo:color="#795e26" loext:opacity="100%" style:font-name="Courier New1" fo:font-size="8pt" style:font-name-asian="Times New Roman" style:font-size-asian="8pt" style:language-asian="pt" style:country-asian="BR" style:font-name-complex="Courier New2" style:font-size-complex="8pt"/>
    </style:style>
    <style:style style:name="T2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VALIAÇÃO – INCIAL</text:p>
      <text:p text:style-name="P12"/>
      <text:p text:style-name="P12">1. Thiago é pai de quatro filhos: Denis, Karina, Joana e Mateus. A esse respeito, sabe-se que:</text:p>
      <text:p text:style-name="P18">I. Denis é mais novo que Karina.</text:p>
      <text:p text:style-name="P18">II. Mateus é mais velho que Joana.</text:p>
      <text:p text:style-name="P18">III. Karina é mais velho que Joana.</text:p>
      <text:p text:style-name="P12">Assim, podemos dizer que é verdadeiro:</text:p>
      <text:p text:style-name="P5">Escolha única</text:p>
      <text:list xml:id="list476399918" text:style-name="WWNum1">
        <text:list-item>
          <text:p text:style-name="P28">Karina é a mais velha.</text:p>
        </text:list-item>
        <text:list-item>
          <text:p text:style-name="P28">Joana é a mais nova.</text:p>
        </text:list-item>
        <text:list-item>
          <text:p text:style-name="P27"><text:span text:style-name="T16">Mateus não é o mais novo</text:span><text:span text:style-name="T6">.</text:span></text:p>
        </text:list-item>
        <text:list-item>
          <text:p text:style-name="P27"><text:span text:style-name="T6">Denis </text:span><text:span text:style-name="T14">é o mais novo.</text:span></text:p>
        </text:list-item>
        <text:list-item>
          <text:p text:style-name="P28">Joana não é a mais nova.</text:p>
        </text:list-item>
      </text:list>
      <text:p text:style-name="P3"/>
      <text:p text:style-name="P12">2. Em uma gestão integrada de crédito, podemos compreender que o principal objetivo da Análise de Crédito está focado em:</text:p>
      <text:p text:style-name="P5">Escolha única</text:p>
      <text:list xml:id="list2607969095" text:style-name="WWNum2">
        <text:list-item>
          <text:p text:style-name="P29">Conquistar novos clientes, alavancando a carteira de cooperados/clientes de forma rápida e com menor custo.</text:p>
        </text:list-item>
        <text:list-item>
          <text:p text:style-name="P37">Conhecer e avaliar os riscos e graus de exposições a inadimplência que a carteira ou grupos de cooperados/clientes podem oferecer.</text:p>
        </text:list-item>
        <text:list-item>
          <text:p text:style-name="P45">Avaliar o potencial de cooperados/clientes, com base em critérios parametrizados as suas políticas vigentes de concessão de crédito.</text:p>
        </text:list-item>
        <text:list-item>
          <text:p text:style-name="P29">Avaliar e atuar de forma rápida na recuperação de crédito nos atrasos iniciais, reduzindo a rolagem e mitigando perdas.</text:p>
        </text:list-item>
        <text:list-item>
          <text:p text:style-name="P29">Não sei a resposta.</text:p>
        </text:list-item>
      </text:list>
      <text:p text:style-name="P14"/>
      <text:p text:style-name="P12">3. Quais os dois procedimentos normalmente utilizados, na implementação de uma nova política de crédito no sistema financeiro:</text:p>
      <text:p text:style-name="P5">Escolha única</text:p>
      <text:list xml:id="list122029970163895" text:continue-numbering="true" text:style-name="WWNum2">
        <text:list-item>
          <text:p text:style-name="P29">Tombamento e resguardo.</text:p>
        </text:list-item>
        <text:list-item>
          <text:p text:style-name="P29">Cautela e geração de alertas no sistema.</text:p>
        </text:list-item>
        <text:list-item>
          <text:p text:style-name="P45">Monitoramento e controle.</text:p>
        </text:list-item>
        <text:list-item>
          <text:p text:style-name="P29">Desenvolvimento de uma Política desafiante e controle.</text:p>
        </text:list-item>
        <text:list-item>
          <text:p text:style-name="P29">Não sei a resposta.</text:p>
        </text:list-item>
      </text:list>
      <text:p text:style-name="P19"><text:span text:style-name="T1">4. Funções do MIS – (</text:span><text:span text:style-name="T2">Management information system</text:span><text:span text:style-name="T1">), é correto afirmar:</text:span></text:p>
      <text:p text:style-name="P5">Múltiplas Escolhas</text:p>
      <text:list xml:id="list122030356833606" text:continue-numbering="true" text:style-name="WWNum2">
        <text:list-item>
          <text:p text:style-name="P29">Definição de Novas Estratégias.</text:p>
        </text:list-item>
        <text:list-item>
          <text:p text:style-name="P45">Avaliar o Resultado das Políticas.</text:p>
        </text:list-item>
        <text:list-item>
          <text:p text:style-name="P45">Avaliar a Qualidade dos processos.</text:p>
        </text:list-item>
        <text:list-item>
          <text:p text:style-name="P29">Prever Resultados Futuros.</text:p>
        </text:list-item>
        <text:list-item>
          <text:p text:style-name="P45">Avaliar a Performance da Carteira de Crédito.</text:p>
        </text:list-item>
        <text:list-item>
          <text:p text:style-name="P45">Segmentar Clientes.</text:p>
        </text:list-item>
        <text:list-item>
          <text:p text:style-name="P29">Recuperar Clientes.</text:p>
        </text:list-item>
        <text:list-item>
          <text:p text:style-name="P29">Propor mudanças de sistema.</text:p>
        </text:list-item>
        <text:list-item>
          <text:p text:style-name="P29">Não sei a resposta.</text:p>
        </text:list-item>
      </text:list>
      <text:p text:style-name="P14"/>
      <text:p text:style-name="P14"/>
      <text:p text:style-name="P14"/>
      <text:p text:style-name="P14"/>
      <text:p text:style-name="P14"><text:soft-page-break/></text:p>
      <text:p text:style-name="P12">5. Em estratégia de crédito, busca-se sempre ao implantar uma nova abordagem, poder mensurar o quanto isso efetivamente está impactando nos resultados da empresa. Para isso, faz-se necessário:</text:p>
      <text:p text:style-name="P5">Escolha única</text:p>
      <text:list xml:id="list36905555" text:style-name="WWNum4">
        <text:list-item>
          <text:p text:style-name="P30">Avaliar essa nova estratégia em dados já obtidos (do passado), mitigar erros e implantar a nova estratégia de forma parcial, fazendo grupos de testes e controle.</text:p>
        </text:list-item>
        <text:list-item>
          <text:p text:style-name="P46">Simular os resultados em dados já obtidos (do passado), com resultados positivos para a nova estratégia, implantar de forma rápida para toda a população.</text:p>
        </text:list-item>
        <text:list-item>
          <text:p text:style-name="P30">Criar estudos e cenários em que a nova estratégia possa dar errado, avaliar em dados passados, corrigir os erros (caso houver) e implantar de forma rápida para toda a população.</text:p>
        </text:list-item>
        <text:list-item>
          <text:p text:style-name="P30">Reunir a diretoria da empresa para elaborar de forma rápida uma nova estratégia, solicitar ao time tecnologia a implantação de forma imediata, fazendo grupos de testes e controle.</text:p>
        </text:list-item>
        <text:list-item>
          <text:p text:style-name="P30">Não sei a resposta.</text:p>
        </text:list-item>
      </text:list>
      <text:p text:style-name="P2"/>
      <text:p text:style-name="P12">6. Em uma visão matemática, e possível identificar que a Média Exponencial é geralmente mais eficaz nas análises de dados se comparada com a Média Simples. Isso se dá devido:</text:p>
      <text:p text:style-name="P5">Escolha única</text:p>
      <text:list xml:id="list751916584" text:style-name="WWNum5">
        <text:list-item>
          <text:p text:style-name="P31">A média exponencial atribuir peso maior para informações centralizadas, tornando-as mais relevantes para seu cálculo.</text:p>
        </text:list-item>
        <text:list-item>
          <text:p text:style-name="P31">A média exponencial atribuir peso maior para valores mais repetidos.</text:p>
        </text:list-item>
        <text:list-item>
          <text:p text:style-name="P39">A média exponencial atribuir peso maior para informações mais recentes.</text:p>
        </text:list-item>
        <text:list-item>
          <text:p text:style-name="P31">A média exponencial atribuir peso menores para suas caudas.</text:p>
        </text:list-item>
        <text:list-item>
          <text:p text:style-name="P31">Não sei a resposta.</text:p>
        </text:list-item>
      </text:list>
      <text:p text:style-name="P2"/>
      <text:p text:style-name="P12">7. Dado o cenário da minha carteira de crédito a seguir:</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Cooperado</text:p>
          </table:table-cell>
          <table:table-cell table:style-name="Table1.A1" office:value-type="string">
            <text:p text:style-name="P22"><text:s/>VL_Emprestimo</text:p>
          </table:table-cell>
          <table:table-cell table:style-name="Table1.A1" office:value-type="string">
            <text:p text:style-name="P22">Qtde_Parcela</text:p>
          </table:table-cell>
          <table:table-cell table:style-name="Table1.D1" office:value-type="string">
            <text:p text:style-name="P22"><text:s/>VL_Parcela </text:p>
          </table:table-cell>
          <table:table-cell table:style-name="Table1.A1" office:value-type="string">
            <text:p text:style-name="P22"><text:s/>VL_AReceber </text:p>
          </table:table-cell>
        </table:table-row>
        <table:table-row table:style-name="Table1.1">
          <table:table-cell table:style-name="Table1.A1" office:value-type="string">
            <text:p text:style-name="P23">A</text:p>
          </table:table-cell>
          <table:table-cell table:style-name="Table1.A1" office:value-type="string">
            <text:p text:style-name="P24">R$ 1.000,00</text:p>
          </table:table-cell>
          <table:table-cell table:style-name="Table1.A1" office:value-type="string">
            <text:p text:style-name="P23">12</text:p>
          </table:table-cell>
          <table:table-cell table:style-name="Table1.D2" office:value-type="string">
            <text:p text:style-name="P24"><text:s/>R$ <text:s text:c="2"/>100,00 </text:p>
          </table:table-cell>
          <table:table-cell table:style-name="Table1.A1" office:value-type="string">
            <text:p text:style-name="P24">R$ 1.200,00 </text:p>
          </table:table-cell>
        </table:table-row>
        <table:table-row table:style-name="Table1.1">
          <table:table-cell table:style-name="Table1.A1" office:value-type="string">
            <text:p text:style-name="P23">B</text:p>
          </table:table-cell>
          <table:table-cell table:style-name="Table1.A1" office:value-type="string">
            <text:p text:style-name="P24">R$ 1.350,00</text:p>
          </table:table-cell>
          <table:table-cell table:style-name="Table1.A1" office:value-type="string">
            <text:p text:style-name="P23">10</text:p>
          </table:table-cell>
          <table:table-cell table:style-name="Table1.D3" office:value-type="string">
            <text:p text:style-name="P24"><text:s/>R$ <text:s text:c="2"/>145,00 </text:p>
          </table:table-cell>
          <table:table-cell table:style-name="Table1.A1" office:value-type="string">
            <text:p text:style-name="P24"><text:s/>R$ 1.450,00 </text:p>
          </table:table-cell>
        </table:table-row>
        <table:table-row table:style-name="Table1.1">
          <table:table-cell table:style-name="Table1.A1" office:value-type="string">
            <text:p text:style-name="P23">C</text:p>
          </table:table-cell>
          <table:table-cell table:style-name="Table1.A1" office:value-type="string">
            <text:p text:style-name="P24">R$ 5.000,00</text:p>
          </table:table-cell>
          <table:table-cell table:style-name="Table1.A1" office:value-type="string">
            <text:p text:style-name="P23">2</text:p>
          </table:table-cell>
          <table:table-cell table:style-name="Table1.D4" office:value-type="string">
            <text:p text:style-name="P24"><text:s/>R$ 2.600,00 </text:p>
          </table:table-cell>
          <table:table-cell table:style-name="Table1.A1" office:value-type="string">
            <text:p text:style-name="P24"><text:s/>R$ 5.200,00 </text:p>
          </table:table-cell>
        </table:table-row>
        <table:table-row table:style-name="Table1.1">
          <table:table-cell table:style-name="Table1.A1" office:value-type="string">
            <text:p text:style-name="P23">D</text:p>
          </table:table-cell>
          <table:table-cell table:style-name="Table1.A1" office:value-type="string">
            <text:p text:style-name="P24">R$ 7.500,00</text:p>
          </table:table-cell>
          <table:table-cell table:style-name="Table1.A1" office:value-type="string">
            <text:p text:style-name="P23">7</text:p>
          </table:table-cell>
          <table:table-cell table:style-name="Table1.D5" office:value-type="string">
            <text:p text:style-name="P24"><text:s/>R$ 1.200,00 </text:p>
          </table:table-cell>
          <table:table-cell table:style-name="Table1.A1" office:value-type="string">
            <text:p text:style-name="P24"><text:s/>R$ 8.400,00 </text:p>
          </table:table-cell>
        </table:table-row>
        <table:table-row table:style-name="Table1.1">
          <table:table-cell table:style-name="Table1.A1" office:value-type="string">
            <text:p text:style-name="P23">E</text:p>
          </table:table-cell>
          <table:table-cell table:style-name="Table1.A1" office:value-type="string">
            <text:p text:style-name="P24">R$ 3.600,00</text:p>
          </table:table-cell>
          <table:table-cell table:style-name="Table1.A1" office:value-type="string">
            <text:p text:style-name="P23">15</text:p>
          </table:table-cell>
          <table:table-cell table:style-name="Table1.D6" office:value-type="string">
            <text:p text:style-name="P24"><text:s/>R$ <text:s text:c="2"/>270,00 </text:p>
          </table:table-cell>
          <table:table-cell table:style-name="Table1.A1" office:value-type="string">
            <text:p text:style-name="P24"><text:s/>R$ 4.050,00 </text:p>
          </table:table-cell>
        </table:table-row>
      </table:table>
      <text:p text:style-name="P4"/>
      <text:p text:style-name="P18">Leia-se:</text:p>
      <text:p text:style-name="P19"><text:span text:style-name="T17">Cooperado</text:span><text:span text:style-name="T18">: Nome do Cooperado que obteve o empréstimo;</text:span></text:p>
      <text:p text:style-name="P19"><text:span text:style-name="T17">VL_Emprestimo</text:span><text:span text:style-name="T18">: Valor total do empréstimo concedido ao Cooperado;</text:span></text:p>
      <text:p text:style-name="P19"><text:span text:style-name="T17">Qtde_Parcela</text:span><text:span text:style-name="T18">: Quantidade de parcelas (em meses) de cada empréstimo;</text:span></text:p>
      <text:p text:style-name="P19"><text:span text:style-name="T17">VL_Parcela</text:span><text:span text:style-name="T18">: Valor da parcela a ser pago em cada parcela;</text:span></text:p>
      <text:p text:style-name="Standard"><text:span text:style-name="T17">VL_AReceber</text:span><text:span text:style-name="T18">: Valor total do empréstimo a ser pago pelo Cooperado;</text:span></text:p>
      <text:p text:style-name="P12">Sobre o valor emprestado, na concessão do crédito, qual o prazo médio ponderado dos meus empréstimos?</text:p>
      <text:p text:style-name="P5">Escolha única</text:p>
      <text:list xml:id="list3868045988" text:style-name="WWNum6">
        <text:list-item>
          <text:p text:style-name="P32">9,20 meses</text:p>
        </text:list-item>
        <text:list-item>
          <text:p text:style-name="P32">7,83 meses</text:p>
        </text:list-item>
        <text:list-item>
          <text:p text:style-name="P40">7,70 meses</text:p>
        </text:list-item>
        <text:list-item>
          <text:p text:style-name="P32">7,00 meses</text:p>
        </text:list-item>
        <text:list-item>
          <text:p text:style-name="P32">Não sei a resposta</text:p>
        </text:list-item>
      </text:list>
      <text:p text:style-name="P21"/>
      <text:list xml:id="list122031541720428" text:continue-numbering="true" text:style-name="WWNum6">
        <text:list-header>
          <text:p text:style-name="P47"/>
        </text:list-header>
      </text:list>
      <text:p text:style-name="P2"><text:soft-page-break/></text:p>
      <text:p text:style-name="P2"/>
      <text:p text:style-name="P12">8. Em um cenário hipotético, observou-se que a taxa de inadimplência concentra suas elevações nos primeiros meses do ano, e estudos pontaram que isso se dá pelas despesas extras que ocorrem neste período, como matrículas escolares, férias, IPTU, IPVA, além de muitos outros fatores. Este tipo de fenômeno, podemos classificar como:</text:p>
      <text:p text:style-name="P5">Escolha única</text:p>
      <text:list xml:id="list653628914" text:style-name="WWNum7">
        <text:list-item>
          <text:p text:style-name="P33">Aleatoriedade</text:p>
        </text:list-item>
        <text:list-item>
          <text:p text:style-name="P33">Tendência</text:p>
        </text:list-item>
        <text:list-item>
          <text:p text:style-name="P33">Moda</text:p>
        </text:list-item>
        <text:list-item>
          <text:p text:style-name="P41">Sazonalidade</text:p>
        </text:list-item>
        <text:list-item>
          <text:p text:style-name="P33">Casualidade </text:p>
        </text:list-item>
        <text:list-item>
          <text:p text:style-name="P33">Não sei a resposta</text:p>
        </text:list-item>
      </text:list>
      <text:p text:style-name="P12">9. Quais as etapas e ordem que se espera para extração de uma amostra para estudo de uma população alvo:</text:p>
      <text:p text:style-name="P5">Escolha única</text:p>
      <text:list xml:id="list2874948599" text:style-name="WWNum8">
        <text:list-item>
          <text:p text:style-name="P34">Extração da amostra / Análise descritiva / Limpeza para população que não interessa ao estudo / Inferência sobre a população.</text:p>
        </text:list-item>
        <text:list-item>
          <text:p text:style-name="P44">Definição da população alvo / Definição da técnica de amostragem / Extração da amostra / análise descritiva / Inferência sobre a população.</text:p>
        </text:list-item>
        <text:list-item>
          <text:p text:style-name="P34">Definição da técnica de amostragem / Extração da amostra <text:s/>/ Análise descritiva / Comparativo com a população alvo / Inferência sobre a população.</text:p>
        </text:list-item>
        <text:list-item>
          <text:p text:style-name="P34">A ordem não afeta o estudo, desde que a inferência sobre a população seja feito de forma correta e bem detalhada.</text:p>
        </text:list-item>
        <text:list-item>
          <text:p text:style-name="P34">Não sei a resposta.</text:p>
        </text:list-item>
      </text:list>
      <text:p text:style-name="P2"/>
      <text:p text:style-name="P19"><text:span text:style-name="T1">10. Na lista a seguir, qual(is) é(são) softwares de linguagens de programação para tratamento e análises de dados, indicados para grande volume de dados (</text:span><text:span text:style-name="T2">big data</text:span><text:span text:style-name="T1">):</text:span></text:p>
      <text:p text:style-name="P5">Múltipla escolha</text:p>
      <text:list xml:id="list262607791" text:style-name="WWNum9">
        <text:list-item>
          <text:p text:style-name="P38">Python</text:p>
        </text:list-item>
        <text:list-item>
          <text:p text:style-name="P42">Anaconda</text:p>
        </text:list-item>
        <text:list-item>
          <text:p text:style-name="P42">R Studio</text:p>
        </text:list-item>
        <text:list-item>
          <text:p text:style-name="P35">R</text:p>
        </text:list-item>
        <text:list-item>
          <text:p text:style-name="P35">Linux</text:p>
        </text:list-item>
        <text:list-item>
          <text:p text:style-name="P35">Amazon</text:p>
        </text:list-item>
        <text:list-item>
          <text:p text:style-name="P42">Pandas</text:p>
        </text:list-item>
        <text:list-item>
          <text:p text:style-name="P42">SAS</text:p>
        </text:list-item>
        <text:list-item>
          <text:p text:style-name="P42">Emacs</text:p>
        </text:list-item>
        <text:list-item>
          <text:p text:style-name="P42">R Markdown</text:p>
        </text:list-item>
      </text:list>
      <text:p text:style-name="P15"/>
      <text:p text:style-name="P9"><text:span text:style-name="T6">Obs.: Entendo que software</text:span><text:span text:style-name="T9">s</text:span><text:span text:style-name="T6"> de linguagem de programação seja todo o conjunto de ferramentas que permit</text:span><text:span text:style-name="T10">a</text:span><text:span text:style-name="T6">m ao programador criar/escrever códigos, depurar, manter e empacotar projetos. </text:span><text:span text:style-name="T11">Foi u</text:span><text:span text:style-name="T7">tilizando este</text:span><text:span text:style-name="T6"> conceito que foi selecionado os itens acima.</text:span></text:p>
      <text:p text:style-name="P9"><text:span text:style-name="T6"/></text:p>
      <text:p text:style-name="P9"><text:span text:style-name="T6">- </text:span><text:span text:style-name="T5">Python: </text:span><text:span text:style-name="T7">Linguagem de progração</text:span></text:p>
      <text:p text:style-name="P9"><text:span text:style-name="T6">- </text:span><text:span text:style-name="T4">Anaconda:</text:span><text:span text:style-name="T6"> </text:span><text:span text:style-name="T7">Ambiente de programação e ciência de dados. Distribuição que possui vários pacotes de análise de dados já pré-instalados</text:span></text:p>
      <text:p text:style-name="P9"><text:span text:style-name="T6">- </text:span><text:span text:style-name="T4">R Studio: </text:span><text:span text:style-name="T15">so</text:span><text:span text:style-name="T14">ftware livre de ambiente de desenvolvimento integrado para R.</text:span></text:p>
      <text:p text:style-name="P9"><text:span text:style-name="T6">- </text:span><text:span text:style-name="T5">R: </text:span><text:span text:style-name="T7">Linguagem de programação voltada para estatística e ciência de dados.</text:span></text:p>
      <text:p text:style-name="P16">- <text:span text:style-name="T23">Linux:</text:span> Sistema operacional.</text:p>
      <text:p text:style-name="P16">- <text:span text:style-name="T23">Amazon: </text:span>Empresa americana de capital aberto.</text:p>
      <text:p text:style-name="P10"><text:span text:style-name="T6">- </text:span><text:span text:style-name="T4">Pandas: </text:span><text:span text:style-name="T6">Biblioteca para uso em Python que fornece ferramentas para análise de dados.</text:span></text:p>
      <text:p text:style-name="P9"><text:soft-page-break/><text:span text:style-name="T6">- </text:span><text:span text:style-name="T4">SAS:</text:span><text:span text:style-name="T6"> </text:span><text:span text:style-name="T7">Siistema de análise e processamento de dados.</text:span></text:p>
      <text:p text:style-name="P9"><text:span text:style-name="T6">- </text:span><text:span text:style-name="T4">Emacs:</text:span><text:span text:style-name="T6"> Editor de texto avançado para programação semelhantes à VsCode, sublime, notepad++, Atom.</text:span></text:p>
      <text:p text:style-name="P9"><text:span text:style-name="T6">- </text:span><text:span text:style-name="T4">R Markdown:</text:span><text:span text:style-name="T6"> </text:span><text:span text:style-name="T7">Tipo de documento </text:span><text:span text:style-name="T8">onde é possível</text:span><text:span text:style-name="T7"> escrever textos em markdown e unir com código</text:span><text:span text:style-name="T12">s</text:span><text:span text:style-name="T7"> R para transmitir a mensagem utilizando dados e gráficos </text:span><text:span text:style-name="T13">em </text:span><text:span text:style-name="T7">linguagem R.</text:span></text:p>
      <text:p text:style-name="P17"/>
      <text:p text:style-name="P11"><text:span text:style-name="T7">A</text:span><text:span text:style-name="T6">lém desses, se tratando de BigData, adicionaria o </text:span><text:span text:style-name="T4">Apache Spark</text:span><text:span text:style-name="T6"> que é um dos principais mecanismos de processamento de dados distribuídos em larga escala.</text:span></text:p>
      <text:p text:style-name="P12">11. O script a seguir é extraído do software SAS, mas é facilmente aplicável/adaptável em qualquer software que reconheça a linguagem SQL.</text:p>
      <text:p text:style-name="P6">proc sql;</text:p>
      <text:p text:style-name="P6"><text:s text:c="2"/>select t1.*</text:p>
      <text:p text:style-name="P6"><text:s text:c="4"/>from CREDITO t1 inner join COBRANCA t2</text:p>
      <text:p text:style-name="P6"><text:s text:c="6"/>on t1.chave eq t2.chave having t1.data ge '01jan2022'd;</text:p>
      <text:p text:style-name="P7">quit;</text:p>
      <text:p text:style-name="P12">Com este script, espera-se obter:</text:p>
      <text:p text:style-name="P5">Escolha única</text:p>
      <text:list xml:id="list18748216" text:style-name="WWNum10">
        <text:list-item>
          <text:p text:style-name="P36">Somente as informações (linha/coluna) da tabela CREDITO, desde que o atributo “chave” não seja comum entre as tabelas (CREDITO e COBRANCA) e o atributo “data” contido na tabela CREDITO não seja uma data maior ou igual ao dia 01 de janeiro de 2022.</text:p>
        </text:list-item>
        <text:list-item>
          <text:p text:style-name="P36">Todas as informações (linha/coluna) que estejam nas tabelas CREDITO e COBRANCA, quando o atributo “chave” seja comum entre as tabelas (CREDITO e COBRANCA) e o atributo “data” contido na tabela CREDITO não seja uma data maior ou igual ao dia 01 de janeiro de 2022.</text:p>
        </text:list-item>
        <text:list-item>
          <text:p text:style-name="P36">Somente as informações (linha/coluna) da tabela COBRANCA, desde que o atributo “chave” não seja comum entre as tabelas (COBRANCA e CREDITO) e o atributo “data” contido na tabela COBRANCA não seja uma data maior ou igual ao dia 01 de janeiro de 2022.</text:p>
        </text:list-item>
        <text:list-item>
          <text:p text:style-name="P43">Somente as informações (linha/coluna) da tabela CREDITO, desde que o atributo “chave” seja comum entre as tabelas (CREDITO e COBRANCA) e o atributo “data” contido na tabela CREDITO seja uma data maior ou igual ao dia 01 de janeiro de 2022.</text:p>
        </text:list-item>
        <text:list-item>
          <text:p text:style-name="P36">Não sei a resposta.</text:p>
        </text:list-item>
      </text:list>
      <text:p text:style-name="P2"/>
      <text:p text:style-name="P19"><text:span text:style-name="T1">12. Pretende-se obter os </text:span><text:span text:style-name="T3">4 primeiros dias pares</text:span><text:span text:style-name="T1"> de cada mês. Dentre as opções a seguir, qual nos fornecerá o resultado esperado:</text:span></text:p>
      <text:p text:style-name="P5">Escolha única</text:p>
      <text:list xml:id="list3114866975" text:style-name="WWNum3">
        <text:list-item>
          <text:p text:style-name="P48"/>
        </text:list-item>
      </text:list>
      <text:p text:style-name="P20"><text:span text:style-name="T19">num = </text:span><text:span text:style-name="T20">0</text:span></text:p>
      <text:p text:style-name="P20"><text:span text:style-name="T19">fim = </text:span><text:span text:style-name="T20">20</text:span></text:p>
      <text:p text:style-name="P20"><text:span text:style-name="T19">par = </text:span><text:span text:style-name="T20">2</text:span></text:p>
      <text:p text:style-name="P20"><text:span text:style-name="T21">while</text:span><text:span text:style-name="T19"> num &lt; fim:</text:span></text:p>
      <text:p text:style-name="P25">    num += par</text:p>
      <text:p text:style-name="P20"><text:span text:style-name="T19">    </text:span><text:span text:style-name="T21">if</text:span><text:span text:style-name="T19"> num &lt;= (fim/par):</text:span></text:p>
      <text:p text:style-name="P20"><text:span text:style-name="T19">        </text:span><text:span text:style-name="T21">break</text:span></text:p>
      <text:p text:style-name="P20"><text:span text:style-name="T19">    </text:span><text:span text:style-name="T22">print</text:span><text:span text:style-name="T19">(num)</text:span></text:p>
      <text:p text:style-name="P1"/>
      <text:list xml:id="list122031735137172" text:continue-numbering="true" text:style-name="WWNum3">
        <text:list-item>
          <text:p text:style-name="P48"/>
        </text:list-item>
      </text:list>
      <text:p text:style-name="P8"><text:span text:style-name="T19">num = </text:span><text:span text:style-name="T20">0</text:span></text:p>
      <text:p text:style-name="P8"><text:span text:style-name="T19">fim = </text:span><text:span text:style-name="T20">20</text:span></text:p>
      <text:p text:style-name="P8"><text:span text:style-name="T19">par = </text:span><text:span text:style-name="T20">2</text:span></text:p>
      <text:p text:style-name="P8"><text:span text:style-name="T21">while</text:span><text:span text:style-name="T19"> num &lt; fim:</text:span></text:p>
      <text:p text:style-name="P26">    num += par</text:p>
      <text:p text:style-name="P8"><text:span text:style-name="T19">    </text:span><text:span text:style-name="T21">if</text:span><text:span text:style-name="T19"> num == (fim/par):</text:span></text:p>
      <text:p text:style-name="P8"><text:span text:style-name="T19">        </text:span><text:span text:style-name="T21">break</text:span></text:p>
      <text:p text:style-name="P8"><text:span text:style-name="T19">    </text:span><text:span text:style-name="T22">print</text:span><text:span text:style-name="T19">(num)</text:span></text:p>
      <text:p text:style-name="P2"/>
      <text:list xml:id="list122030403222868" text:continue-numbering="true" text:style-name="WWNum3">
        <text:list-item>
          <text:p text:style-name="P48"/>
        </text:list-item>
      </text:list>
      <text:p text:style-name="P20"><text:span text:style-name="T19">num = </text:span><text:span text:style-name="T20">1</text:span></text:p>
      <text:p text:style-name="P20"><text:span text:style-name="T19">fim = </text:span><text:span text:style-name="T20">20</text:span></text:p>
      <text:p text:style-name="P20"><text:span text:style-name="T19">par = </text:span><text:span text:style-name="T20">2</text:span></text:p>
      <text:p text:style-name="P20"><text:span text:style-name="T21">while</text:span><text:span text:style-name="T19"> num &lt; fim:</text:span></text:p>
      <text:p text:style-name="P25">    num += par</text:p>
      <text:p text:style-name="P20"><text:span text:style-name="T19">    </text:span><text:span text:style-name="T21">if</text:span><text:span text:style-name="T19"> num == (fim/par):</text:span></text:p>
      <text:p text:style-name="P20"><text:span text:style-name="T19">        </text:span><text:span text:style-name="T21">break</text:span></text:p>
      <text:p text:style-name="P20"><text:span text:style-name="T19">    </text:span><text:span text:style-name="T22">print</text:span><text:span text:style-name="T19">(num)</text:span></text:p>
      <text:p text:style-name="P2"><text:soft-page-break/></text:p>
      <text:list xml:id="list122030188541321" text:continue-numbering="true" text:style-name="WWNum3">
        <text:list-item>
          <text:p text:style-name="P48"/>
        </text:list-item>
      </text:list>
      <text:p text:style-name="P20"><text:span text:style-name="T19">num = </text:span><text:span text:style-name="T20">0</text:span></text:p>
      <text:p text:style-name="P20"><text:span text:style-name="T19">fim = </text:span><text:span text:style-name="T20">20</text:span></text:p>
      <text:p text:style-name="P20"><text:span text:style-name="T19">par = </text:span><text:span text:style-name="T20">2</text:span></text:p>
      <text:p text:style-name="P20"><text:span text:style-name="T21">while</text:span><text:span text:style-name="T19"> num &lt; fim:</text:span></text:p>
      <text:p text:style-name="P20"><text:span text:style-name="T19">    num += par-</text:span><text:span text:style-name="T20">2</text:span></text:p>
      <text:p text:style-name="P20"><text:span text:style-name="T19">    </text:span><text:span text:style-name="T21">if</text:span><text:span text:style-name="T19"> num &gt; (fim/par):</text:span></text:p>
      <text:p text:style-name="P20"><text:span text:style-name="T19">        </text:span><text:span text:style-name="T21">break</text:span></text:p>
      <text:p text:style-name="P20"><text:span text:style-name="T19">    </text:span><text:span text:style-name="T22">print</text:span><text:span text:style-name="T19">(num)</text:span></text:p>
      <text:p text:style-name="P2"/>
      <text:list xml:id="list122031013958973" text:continue-numbering="true" text:style-name="WWNum3">
        <text:list-item>
          <text:p text:style-name="P48"/>
        </text:list-item>
      </text:list>
      <text:p text:style-name="P20"><text:span text:style-name="T19">num = </text:span><text:span text:style-name="T20">0</text:span></text:p>
      <text:p text:style-name="P20"><text:span text:style-name="T19">fim = </text:span><text:span text:style-name="T20">20</text:span></text:p>
      <text:p text:style-name="P20"><text:span text:style-name="T19">par = </text:span><text:span text:style-name="T20">2</text:span></text:p>
      <text:p text:style-name="P20"><text:span text:style-name="T21">while</text:span><text:span text:style-name="T19"> num &gt; fim:</text:span></text:p>
      <text:p text:style-name="P25">    num += par</text:p>
      <text:p text:style-name="P20"><text:span text:style-name="T19">    </text:span><text:span text:style-name="T21">if</text:span><text:span text:style-name="T19"> num == (fim/par):</text:span></text:p>
      <text:p text:style-name="P20"><text:span text:style-name="T19">        </text:span><text:span text:style-name="T21">break</text:span></text:p>
      <text:p text:style-name="P20"><text:span text:style-name="T19">    </text:span><text:span text:style-name="T22">print</text:span><text:span text:style-name="T19">(num)</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language="pt" fo:country="BR" style:language-asian="pt" style:country-asian="PT" style:language-complex="pt" style:country-complex="PT" style:text-scale="100%"/>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language="pt" fo:country="BR" style:language-asian="pt" style:country-asian="PT" style:language-complex="pt" style:country-complex="PT" style:text-scale="100%"/>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language="pt" fo:country="PT" style:language-asian="pt" style:country-asian="PT" style:language-complex="pt" style:country-complex="PT" style:text-scale="100%"/>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language="pt" fo:country="PT" style:language-asian="pt" style:country-asian="PT" style:language-complex="pt" style:country-complex="PT" style:text-scale="100%"/>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language="pt" fo:country="PT" style:language-asian="pt" style:country-asian="PT" style:language-complex="pt" style:country-complex="PT" style:text-scale="100%"/>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language="pt" fo:country="PT" style:language-asian="pt" style:country-asian="PT" style:language-complex="pt" style:country-complex="PT" style:text-scale="100%"/>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language="pt" fo:country="PT" style:language-asian="pt" style:country-asian="PT" style:language-complex="pt" style:country-complex="PT" style:text-scale="100%"/>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language="pt" fo:country="PT" style:language-asian="pt" style:country-asian="PT" style:language-complex="pt" style:country-complex="PT" style:text-scale="100%"/>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language="pt" fo:country="PT" style:language-asian="pt" style:country-asian="PT" style:language-complex="pt" style:country-complex="PT" style:text-scale="100%"/>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language="pt" fo:country="PT" style:language-asian="pt" style:country-asian="PT" style:language-complex="pt" style:country-complex="PT" style:text-scale="100%"/>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2.74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aciano Alcides Lolatto</meta:initial-creator>
    <meta:editing-cycles>226</meta:editing-cycles>
    <meta:creation-date>2022-05-24T18:52:00</meta:creation-date>
    <dc:date>2022-07-27T12:20:29.322051042</dc:date>
    <meta:editing-duration>P1DT5H32M12S</meta:editing-duration>
    <meta:generator>LibreOffice/7.3.4.2$Linux_X86_64 LibreOffice_project/30$Build-2</meta:generator>
    <meta:document-statistic meta:table-count="1" meta:image-count="0" meta:object-count="0" meta:page-count="5" meta:paragraph-count="195" meta:word-count="1448" meta:character-count="8430" meta:non-whitespace-character-count="7096"/>
    <meta:user-defined meta:name="AppVersion">16.0000</meta:user-defined>
    <meta:template xlink:type="simple" xlink:actuate="onRequest" xlink:title="Normal.dotm" xlink:href=""/>
  </office:meta>
</office:document-meta>
</file>